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2.107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textarea-horizontal-align="justify" draw:textarea-vertical-align="middle" draw:auto-grow-height="false" fo:min-height="1.083cm" fo:min-width="2.167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07cm" svg:height="1.238cm" svg:x="8.62cm" svg:y="1cm">
          <text:p text:style-name="P1"><text:span text:style-name="T1">Machine</text:span></text:p>
          <text:p text:style-name="P1"><text:span text:style-name="T1"><text:s/></text:span><text:span text:style-name="T1">Virtuel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4cm" svg:height="1.27cm" svg:x="4.238cm" svg:y="3.54cm">
          <text:p text:style-name="P1"><text:span text:style-name="T1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54cm" svg:height="1.27cm" svg:x="12.43cm" svg:y="3.54cm">
          <text:p text:style-name="P1"><text:span text:style-name="T1">Gestion dép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2.54cm" svg:height="1.27cm" svg:x="6.08cm" svg:y="5.445cm">
          <text:p text:style-name="P1"><text:span text:style-name="T1">Serveur 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2.54cm" svg:height="1.27cm" svg:x="6.08cm" svg:y="7.35cm">
          <text:p text:style-name="P1"><text:span text:style-name="T1">Intégration</text:span></text:p>
          <text:p text:style-name="P1"><text:span text:style-name="T1">Site 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2.667cm" svg:height="1.333cm" svg:x="14.271cm" svg:y="5.414cm">
          <text:p text:style-name="P1"><text:span text:style-name="T1">Recherche des</text:span></text:p>
          <text:p text:style-name="P1"><text:span text:style-name="T1">solution exista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.667cm" svg:height="1.333cm" svg:x="14.271cm" svg:y="7.319cm">
          <text:p text:style-name="P1"><text:span text:style-name="T1">Mise en place du</text:span></text:p>
          <text:p text:style-name="P1"><text:span text:style-name="T1">système de dép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5.508cm" svg:y1="3.54cm" svg:x2="9.923cm" svg:y2="2.238cm" draw:start-shape="id1" draw:start-glue-point="0" draw:end-shape="id2" draw:end-glue-point="2" svg:d="M5508 3540v-651h4415v-651" svg:viewBox="0 0 4416 1303">
          <text:p/>
        </draw:connector>
        <draw:connector draw:style-name="gr4" draw:text-style-name="P1" draw:layer="layout" svg:x1="13.7cm" svg:y1="3.54cm" svg:x2="9.923cm" svg:y2="2.238cm" draw:start-shape="id3" draw:start-glue-point="0" draw:end-shape="id2" draw:end-glue-point="2" svg:d="M13700 3540v-651h-3777v-651" svg:viewBox="0 0 3778 1303">
          <text:p/>
        </draw:connector>
        <draw:connector draw:style-name="gr4" draw:text-style-name="P1" draw:layer="layout" svg:x1="14.271cm" svg:y1="6.08cm" svg:x2="13.7cm" svg:y2="4.81cm" draw:start-shape="id4" draw:start-glue-point="3" draw:end-shape="id3" draw:end-glue-point="2" svg:d="M14271 6080h-571v-1270" svg:viewBox="0 0 572 1271">
          <text:p/>
        </draw:connector>
        <draw:connector draw:style-name="gr4" draw:text-style-name="P1" draw:layer="layout" svg:x1="14.271cm" svg:y1="7.985cm" svg:x2="13.7cm" svg:y2="4.81cm" draw:start-shape="id5" draw:start-glue-point="3" draw:end-shape="id3" svg:d="M14271 7985h-571v-3175" svg:viewBox="0 0 572 3176">
          <text:p/>
        </draw:connector>
        <draw:connector draw:style-name="gr4" draw:text-style-name="P1" draw:layer="layout" svg:x1="6.08cm" svg:y1="6.08cm" svg:x2="5.508cm" svg:y2="4.81cm" draw:start-shape="id6" draw:start-glue-point="3" draw:end-shape="id1" draw:end-glue-point="2" svg:d="M6080 6080h-572v-1270" svg:viewBox="0 0 573 1271">
          <text:p/>
        </draw:connector>
        <draw:connector draw:style-name="gr4" draw:text-style-name="P1" draw:layer="layout" svg:x1="6.08cm" svg:y1="7.985cm" svg:x2="5.508cm" svg:y2="4.81cm" draw:start-shape="id7" draw:start-glue-point="3" draw:end-shape="id1" svg:d="M6080 7985h-572v-3175" svg:viewBox="0 0 573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7:20:46.780124733</meta:creation-date>
    <dc:date>2015-05-24T17:23:10.101965880</dc:date>
    <meta:editing-duration>PT2M23S</meta:editing-duration>
    <meta:editing-cycles>1</meta:editing-cycles>
    <meta:document-statistic meta:object-count="13"/>
    <meta:generator>LibreOffice/4.3.7.2$Linux_X86_64 LibreOffice_project/430m0$Build-2</meta:generator>
  </office:meta>
</office:document-meta>
</file>